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587e8" officeooo:paragraph-rsid="0007656b" style:font-weight-asian="bold" style:font-weight-complex="bold"/>
    </style:style>
    <style:style style:name="P2" style:family="paragraph" style:parent-style-name="Standard">
      <style:text-properties style:font-name="arial" officeooo:rsid="000587e8" officeooo:paragraph-rsid="0007656b"/>
    </style:style>
    <style:style style:name="P3" style:family="paragraph" style:parent-style-name="Standard">
      <style:text-properties style:font-name="arial" style:text-underline-style="none" officeooo:rsid="000587e8" officeooo:paragraph-rsid="0007656b"/>
    </style:style>
    <style:style style:name="P4" style:family="paragraph" style:parent-style-name="Standard">
      <style:text-properties officeooo:paragraph-rsid="0007656b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07656b" officeooo:paragraph-rsid="0007656b"/>
    </style:style>
    <style:style style:name="P6" style:family="paragraph" style:parent-style-name="Standard">
      <style:text-properties officeooo:paragraph-rsid="000c580e"/>
    </style:style>
    <style:style style:name="P7" style:family="paragraph" style:parent-style-name="Standard">
      <style:text-properties style:font-name="arial" style:text-underline-style="solid" style:text-underline-width="auto" style:text-underline-color="font-color" officeooo:rsid="000587e8" officeooo:paragraph-rsid="000587e8"/>
    </style:style>
    <style:style style:name="P8" style:family="paragraph" style:parent-style-name="Standard">
      <style:text-properties style:font-name="arial" style:text-underline-style="solid" style:text-underline-width="auto" style:text-underline-color="font-color" officeooo:rsid="000587e8" officeooo:paragraph-rsid="0007656b"/>
    </style:style>
    <style:style style:name="P9" style:family="paragraph" style:parent-style-name="Standard">
      <style:text-properties style:font-name="arial" style:text-underline-style="solid" style:text-underline-width="auto" style:text-underline-color="font-color" fo:font-weight="bold" officeooo:rsid="000c580e" officeooo:paragraph-rsid="000c580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0c580e" officeooo:paragraph-rsid="000c580e" style:font-weight-asian="bold" style:font-weight-complex="bold"/>
    </style:style>
    <style:style style:name="P11" style:family="paragraph" style:parent-style-name="Standard">
      <style:text-properties style:font-name="arial" style:text-underline-style="solid" style:text-underline-width="auto" style:text-underline-color="font-color" officeooo:rsid="0007656b" officeooo:paragraph-rsid="0007656b"/>
    </style:style>
    <style:style style:name="P12" style:family="paragraph" style:parent-style-name="Standard">
      <style:text-properties style:font-name="arial" style:text-underline-style="none" officeooo:rsid="0007656b" officeooo:paragraph-rsid="0007656b"/>
    </style:style>
    <style:style style:name="P13" style:family="paragraph" style:parent-style-name="Standard">
      <style:paragraph-properties fo:text-align="justify" style:justify-single-word="false"/>
      <style:text-properties style:font-name="arial" style:text-underline-style="none" officeooo:rsid="0007656b" officeooo:paragraph-rsid="0007656b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" style:text-underline-style="none" officeooo:rsid="0007656b" officeooo:paragraph-rsid="0007656b"/>
    </style:style>
    <style:style style:name="P15" style:family="paragraph" style:parent-style-name="Standard">
      <style:paragraph-properties fo:text-align="justify" style:justify-single-word="false"/>
      <style:text-properties style:font-name="arial" style:text-underline-style="none" officeooo:rsid="0007656b" officeooo:paragraph-rsid="0013535a"/>
    </style:style>
    <style:style style:name="P16" style:family="paragraph" style:parent-style-name="Standard">
      <style:paragraph-properties fo:text-align="justify" style:justify-single-word="false"/>
      <style:text-properties style:font-name="arial" style:text-underline-style="none" officeooo:rsid="0007656b" officeooo:paragraph-rsid="00148275"/>
    </style:style>
    <style:style style:name="P17" style:family="paragraph" style:parent-style-name="Standard">
      <style:paragraph-properties fo:text-align="justify" style:justify-single-word="false"/>
      <style:text-properties style:font-name="arial" style:text-underline-style="none" officeooo:rsid="0007656b" officeooo:paragraph-rsid="00151750"/>
    </style:style>
    <style:style style:name="P18" style:family="paragraph" style:parent-style-name="Standard">
      <style:paragraph-properties fo:text-align="justify" style:justify-single-word="false"/>
      <style:text-properties style:font-name="arial" style:text-underline-style="none" officeooo:rsid="000abfb7" officeooo:paragraph-rsid="0007656b"/>
    </style:style>
    <style:style style:name="P19" style:family="paragraph" style:parent-style-name="Standard">
      <style:paragraph-properties fo:text-align="justify" style:justify-single-word="false"/>
      <style:text-properties style:font-name="arial" style:text-underline-style="none" officeooo:rsid="000abfb7" officeooo:paragraph-rsid="000abfb7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arial" style:text-underline-style="none" officeooo:rsid="000c580e" officeooo:paragraph-rsid="000c580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officeooo:rsid="000587e8" style:font-weight-asian="bold" style:font-weight-complex="bold"/>
    </style:style>
    <style:style style:name="T3" style:family="text">
      <style:text-properties style:font-name="arial" fo:font-weight="bold" officeooo:rsid="0007656b" style:font-weight-asian="bold" style:font-weight-complex="bold"/>
    </style:style>
    <style:style style:name="T4" style:family="text">
      <style:text-properties style:font-name="arial" officeooo:rsid="0008ef23"/>
    </style:style>
    <style:style style:name="T5" style:family="text">
      <style:text-properties style:font-name="arial" officeooo:rsid="000abfb7"/>
    </style:style>
    <style:style style:name="T6" style:family="text">
      <style:text-properties style:font-name="arial" officeooo:rsid="00188130"/>
    </style:style>
    <style:style style:name="T7" style:family="text">
      <style:text-properties officeooo:rsid="0007656b"/>
    </style:style>
    <style:style style:name="T8" style:family="text">
      <style:text-properties style:text-position="0% 100%" style:font-name="arial" style:text-underline-style="solid" style:text-underline-width="auto" style:text-underline-color="font-color" officeooo:rsid="000c580e"/>
    </style:style>
    <style:style style:name="T9" style:family="text">
      <style:text-properties style:text-position="0% 100%" style:font-name="arial" style:text-underline-style="none" officeooo:rsid="000c580e"/>
    </style:style>
    <style:style style:name="T10" style:family="text">
      <style:text-properties style:text-position="0% 100%" style:font-name="arial" style:text-underline-style="none" fo:font-weight="normal" officeooo:rsid="000c580e" style:font-weight-asian="normal" style:font-weight-complex="normal"/>
    </style:style>
    <style:style style:name="T11" style:family="text">
      <style:text-properties officeooo:rsid="00100cc6"/>
    </style:style>
    <style:style style:name="T12" style:family="text">
      <style:text-properties officeooo:rsid="000587e8"/>
    </style:style>
    <style:style style:name="T13" style:family="text">
      <style:text-properties officeooo:rsid="001196f4"/>
    </style:style>
    <style:style style:name="T14" style:family="text">
      <style:text-properties officeooo:rsid="0011d2a4"/>
    </style:style>
    <style:style style:name="T15" style:family="text">
      <style:text-properties officeooo:rsid="00151750"/>
    </style:style>
    <style:style style:name="T16" style:family="text">
      <style:text-properties officeooo:rsid="0016a06e"/>
    </style:style>
    <style:style style:name="T17" style:family="text">
      <style:text-properties officeooo:rsid="0017649f"/>
    </style:style>
    <style:style style:name="T18" style:family="text">
      <style:text-properties officeooo:rsid="00188130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9">INTEGRANTES</text:span></text:span></text:p>
      <text:p text:style-name="P6"><text:span text:style-name="Strong_20_Emphasis"><text:span text:style-name="T9"/></text:span></text:p>
      <text:p text:style-name="P6"><text:span text:style-name="Strong_20_Emphasis"><text:span text:style-name="T10">Douglas Affonso Clementino<text:tab/><text:tab/>GRR20175877</text:span></text:span></text:p>
      <text:p text:style-name="P6"><text:span text:style-name="Strong_20_Emphasis"><text:span text:style-name="T10">Rafael de Paulo Dias <text:tab/><text:tab/><text:tab/>GRR20176556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8">ESTRUTURAS UTILIZADAS:</text:span></text:span></text:p>
      <text:p text:style-name="P7"/>
      <text:section text:style-name="Sect1" text:name="Section1">
        <text:p text:style-name="P1">Descreve cor das cartas:</text:p>
        <text:p text:style-name="P2"/>
        <text:p text:style-name="P2">enum Cores{</text:p>
        <text:p text:style-name="P2"><text:s text:c="8"/>AMARELO,</text:p>
        <text:p text:style-name="P2"><text:s text:c="8"/>AZUL, </text:p>
        <text:p text:style-name="P2"><text:s text:c="8"/>VERMELHO,</text:p>
        <text:p text:style-name="P2"><text:s text:c="8"/>VERDE</text:p>
        <text:p text:style-name="P2">}Cores;</text:p>
        <text:p text:style-name="P2"/>
        <text:p text:style-name="P1">Descreve valor das cartas:</text:p>
        <text:p text:style-name="P2"/>
        <text:p text:style-name="P2">enum Valores{</text:p>
        <text:p text:style-name="P2"><text:s text:c="8"/>ZERO,</text:p>
        <text:p text:style-name="P2"><text:s text:c="8"/>UM,</text:p>
        <text:p text:style-name="P2"><text:s text:c="8"/>DOIS,</text:p>
        <text:p text:style-name="P2"><text:s text:c="8"/>TRES,</text:p>
        <text:p text:style-name="P2"><text:s text:c="8"/>QUATRO,</text:p>
        <text:p text:style-name="P2"><text:s text:c="8"/>CINCO,</text:p>
        <text:p text:style-name="P2"><text:s text:c="8"/>SEIS, </text:p>
        <text:p text:style-name="P2"><text:s text:c="8"/>SETE,</text:p>
        <text:p text:style-name="P2"><text:s text:c="8"/>OITO,</text:p>
        <text:p text:style-name="P2"><text:s text:c="8"/>NOVE,</text:p>
        <text:p text:style-name="P2"><text:s text:c="8"/>MAIS2,</text:p>
        <text:p text:style-name="P2"><text:s text:c="8"/>PULAR,</text:p>
        <text:p text:style-name="P2">} Valores;</text:p>
        <text:p text:style-name="P2"/>
        <text:p text:style-name="P4"><text:span text:style-name="T2">Estados / Tipo da </text:span><text:span text:style-name="T3">mensagem</text:span><text:span text:style-name="T2"> do anél:</text:span></text:p>
        <text:p text:style-name="P2"/>
        <text:p text:style-name="P2">enum Estados{</text:p>
        <text:p text:style-name="P2"><text:s text:c="8"/>DISTRIBUINDO, </text:p>
        <text:p text:style-name="P2"><text:s text:c="8"/>JOGADA,</text:p>
        <text:p text:style-name="P2"><text:s text:c="8"/>PASSAVEZ,</text:p>
        <text:p text:style-name="P2"><text:s text:c="8"/>UNO,</text:p>
        <text:p text:style-name="P2"><text:s text:c="8"/>FIM,</text:p>
        <text:p text:style-name="P2"><text:s text:c="8"/>EMPATE,</text:p>
        <text:p text:style-name="P2">}Estados;</text:p>
        <text:p text:style-name="P1">Representação da carta (cor + valor):</text:p>
        <text:p text:style-name="P2"/>
        <text:p text:style-name="P2">typedef struct Carta{</text:p>
        <text:p text:style-name="P2"><text:s text:c="8"/>enum Valores valor;</text:p>
        <text:p text:style-name="P2"><text:s text:c="8"/>enum Cores <text:s text:c="2"/>cor;</text:p>
        <text:p text:style-name="P2">}Carta;</text:p>
        <text:p text:style-name="P2"/>
        <text:p text:style-name="P1">Estrutura que representa <text:span text:style-name="T7">mensagem</text:span> que conduz o jogo:</text:p>
        <text:p text:style-name="P2"/>
        <text:p text:style-name="P2">typedef struct Game{</text:p>
        <text:p text:style-name="P2"><text:s text:c="8"/>enum Estados tipo;</text:p>
        <text:p text:style-name="P2"><text:s text:c="8"/>int player;</text:p>
        <text:p text:style-name="P2"><text:s text:c="8"/>int qnt_cartas;</text:p>
        <text:p text:style-name="P2"><text:s text:c="8"/>struct Carta jogada;</text:p>
        <text:p text:style-name="P2"><text:s text:c="8"/>int efeito;</text:p>
        <text:p text:style-name="P2"><text:s text:c="8"/>int deadlock;</text:p>
        <text:p text:style-name="P2"><text:s text:c="8"/>struct Carta baralho[56];</text:p>
        <text:p text:style-name="P2">}Game;</text:p>
        <text:p text:style-name="P2"/>
        <text:p text:style-name="P1">Estrutura que possibilita criação de lista ligada de estruturas do tipo Carta (Utilizada em Mao):</text:p>
        <text:p text:style-name="P2"/>
        <text:p text:style-name="P2">typedef struct CartaMao{</text:p>
        <text:p text:style-name="P2"><text:s text:c="8"/>Carta <text:s text:c="14"/>carta;</text:p>
        <text:p text:style-name="P2"><text:s text:c="8"/>struct CartaMao <text:s text:c="3"/>*proxima;</text:p>
        <text:p text:style-name="P2">}CartaMao;</text:p>
        <text:p text:style-name="P2"/>
        <text:p text:style-name="P1">Estrutura para organização das cartas que cada jogador possui:</text:p>
        <text:p text:style-name="P2"/>
        <text:p text:style-name="P2">typedef struct Mao{</text:p>
        <text:p text:style-name="P2"><text:s text:c="8"/>CartaMao *cartas;</text:p>
        <text:p text:style-name="P2"><text:s text:c="8"/>int qnt_cartas;</text:p>
        <text:p text:style-name="P3">}Mao;</text:p>
      </text:section>
      <text:p text:style-name="P8"/>
      <text:p text:style-name="P12"/>
      <text:p text:style-name="P12"/>
      <text:p text:style-name="P12"/>
      <text:p text:style-name="P12"/>
      <text:p text:style-name="P9"><text:soft-page-break/>FLUXO DO JOGO:</text:p>
      <text:p text:style-name="P12"/>
      <text:p text:style-name="P15"><text:tab/>Jogador 0 embaralha o baralho de cartas, retira suas 7 cartas, remove a primeira próxima carta do baralho e <text:s/>monta primeira mensagem do jogo cujo <text:span text:style-name="T12">tipo</text:span> é DISTRIBUINDO, indicando aos demais joga dores que devem comprar suas 7 cartas e passar o baralho a diante, <text:span text:style-name="T11">alem de conter o baralho completo (baralho[56]), a quantidade de cartas do baralho (qnt_cartas), o jogador que efetuou a ultima jogada (player), <text:s/>a carta em jogo (jogada), elm de outros campos que seram abordados posterioormente</text:span>. </text:p>
      <text:p text:style-name="P13"><text:tab/>Uma vez que esta primeira mensagem volte ao jogador 0, este deve efetuar a primeira jogada condizente com a carta randômicamente retirada do baralho.</text:p>
      <text:p text:style-name="P16"><text:tab/>Após primeira jogada, mensagem de jogo <text:span text:style-name="T13">r</text:span>ecebe o <text:span text:style-name="T12">tipo</text:span> JOGADA e é passada aos demais jogadores informando qual é a carta em jogo. Após voltar ao jogador que efetuou a jogada, este deve mudar o <text:span text:style-name="T12">tipo</text:span> da mensagem para PASSAVEZ e passar a mensagem <text:span text:style-name="T15">a diante</text:span>, indicando ao próximo jogador que é a sua vez de jogar. Este processo é aplicado a todas as jogadas.</text:p>
      <text:p text:style-name="P17"><text:tab/>Ao receber mensagem do tipo PASSAVEZ, jogador deve verificar se carta em jogo é uma carta especial e se estas ainda possuem efeito aplicável (<text:span text:style-name="T15">campo efeito da mensagem diferente de 0, indicando </text:span>foi especificamente jogada <text:span text:style-name="T15">pelo </text:span>jogador anterior), sendo esse o caso:</text:p>
      <text:list xml:id="list3095966972" text:style-name="L1">
        <text:list-header>
          <text:p text:style-name="P14"/>
        </text:list-header>
        <text:list-item>
          <text:p text:style-name="P14">+2 - Jogador deve comprar duas cartas, definir <text:span text:style-name="T16">tipo</text:span> da mensagem como PASSAVEZ e passar mensagem a diante. </text:p>
          <text:p text:style-name="P14"/>
        </text:list-item>
        <text:list-item>
          <text:p text:style-name="P14">PULAR - Jogador deve simplesmente definir <text:span text:style-name="T16">tipo</text:span> da mensagem como PASSAVEZ e passar mensagem a diante.<text:tab/></text:p>
        </text:list-item>
      </text:list>
      <text:p text:style-name="P13"><text:tab/></text:p>
      <text:p text:style-name="P13"><text:tab/>Caso carta não seja carta de efeito ou não possua mais efeito aplicavel, jogador deve efetuar jogada normalmente, indicando posição de carta condizente com a jogada atual ( valor ou cor igual ao da jogada atual, <text:span text:style-name="T16">i</text:span>ndicando a jogada na mensagem e trocando o <text:span text:style-name="T16">tipo</text:span> da mensagem para JOGADA e posteriormente para PASSAVEZ como descrito anteriormente), ou -1 para indicar que <text:span text:style-name="T17">jogador</text:span> atual deseja comprar uma carta ( somente indican<text:span text:style-name="T17">d</text:span>o em <text:span text:style-name="T17">tipo</text:span> da mensagem o <text:span text:style-name="T17">Estado</text:span> PASSAVEZ).</text:p>
      <text:p text:style-name="P13"/>
      <text:p text:style-name="P5"><text:span text:style-name="T1"><text:tab/></text:span><text:span text:style-name="T4">Caso jogador tenha efetuado jogada e possua apenas uma carta em sua Mão, ao deceber mensagem com </text:span><text:span text:style-name="T6">tipo</text:span><text:span text:style-name="T5"> JOGADA e com seu id no campo player, </text:span><text:span text:style-name="T6">ele</text:span><text:span text:style-name="T5"> deve trocar </text:span><text:span text:style-name="T6">tipo</text:span><text:span text:style-name="T5"> da menságem para UNO, indicando aos demais jogadores que este possui apenas uma carta na mão, ao receber esta </text:span><text:span text:style-name="T6">mensagem</text:span><text:span text:style-name="T5"> de volta, jogador definira estado da </text:span><text:span text:style-name="T6">mensagem</text:span><text:span text:style-name="T5"> para PASSAVEZ e continuar progresso do jogo.</text:span></text:p>
      <text:p text:style-name="P18"/>
      <text:p text:style-name="P19"><text:tab/>Jogo acaba quando agum dos jogadores executar uma jogada e não possuir nenhum carta na mão, setando <text:span text:style-name="T18">tipo</text:span> da mensagem com FIM, indicando aos demais jogadores sua vitória e finalizando o programa em cada um dos jogadores. </text:p>
      <text:p text:style-name="P19"/>
      <text:p text:style-name="P19"><text:tab/>Outro meio de finalização do jogo é no caso das jogadas não serem mais possíveis, isto é, cada vez que algum dos jogadores tentar comprar uma carta e baralho já não possuir mais cartas para serem compradas, o campo deadlock da <text:span text:style-name="T18">mensagem</text:span> é somado em 1, e volta para 0 toda a vez que um jogado fetuar uma jogada. Caso este contador <text:span text:style-name="T18">atinja</text:span> a soma de 4, indicando que todos os jogadores tentaram comprar cartas mas não conseguiram, <text:span text:style-name="T18">tipo</text:span> da mensagem sera definido como <text:span text:style-name="T18">EMPATE</text:span>, informando a todos os jogadores que jogo terminou em empate e finalizando prigrama.</text:p>
      <text:p text:style-name="P19"/>
      <text:p text:style-name="P19"/>
      <text:p text:style-name="P19"><text:soft-page-break/></text:p>
      <text:p text:style-name="P19"/>
      <text:p text:style-name="P19"/>
      <text:p text:style-name="P10">DIFICULDADES ENCONTRADAS:</text:p>
      <text:p text:style-name="P19"/>
      <text:list xml:id="list2582769863" text:style-name="L2">
        <text:list-item>
          <text:p text:style-name="P20">Entender fucionamento de Dgram Socket e funções relacionadas.</text:p>
          <text:p text:style-name="P20"/>
        </text:list-item>
        <text:list-item>
          <text:p text:style-name="P20">Compreenção de fluxo das mensagens e ordem da execução para cada um dos jogadorese em especial jogador 0.</text:p>
          <text:p text:style-name="P20"/>
        </text:list-item>
        <text:list-item>
          <text:p text:style-name="P20">Definição de pausas para notificação de jogadores.</text:p>
          <text:p text:style-name="P20"/>
        </text:list-item>
        <text:list-item>
          <text:p text:style-name="P20">Definição de estruturas compatíveis com o fluxo do jogo.</text:p>
          <text:p text:style-name="P20"/>
        </text:list-item>
        <text:list-item>
          <text:p text:style-name="P20">Entrada do usuário.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9:34:00.815286016</meta:creation-date>
    <dc:date>2018-11-05T10:50:33.323941770</dc:date>
    <meta:editing-duration>PT12M11S</meta:editing-duration>
    <meta:editing-cycles>12</meta:editing-cycles>
    <meta:generator>LibreOffice/6.0.6.2$Linux_X86_64 LibreOffice_project/00m0$Build-2</meta:generator>
    <meta:document-statistic meta:table-count="0" meta:image-count="0" meta:object-count="0" meta:page-count="3" meta:paragraph-count="84" meta:word-count="729" meta:character-count="4688" meta:non-whitespace-character-count="3728"/>
  </office:meta>
</office:document-meta>
</file>